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row table:style-name="ro1">
          <table:table-cell office:value-type="float" office:value="0.00000000000996684686279403" calcext:value-type="float">
            <text:p>9,97E-12</text:p>
          </table:table-cell>
        </table:table-row>
        <table:table-row table:style-name="ro1">
          <table:table-cell office:value-type="float" office:value="0.00000010080808483539" calcext:value-type="float">
            <text:p>1,01E-07</text:p>
          </table:table-cell>
        </table:table-row>
        <table:table-row table:style-name="ro1">
          <table:table-cell office:value-type="float" office:value="0.0000000000100892510852616" calcext:value-type="float">
            <text:p>1,01E-11</text:p>
          </table:table-cell>
        </table:table-row>
        <table:table-row table:style-name="ro1">
          <table:table-cell office:value-type="float" office:value="0.0000000996611973737846" calcext:value-type="float">
            <text:p>9,97E-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4:05:41.817057242</meta:creation-date>
    <dc:date>2018-08-28T14:05:58.951471702</dc:date>
    <meta:editing-duration>PT17S</meta:editing-duration>
    <meta:editing-cycles>1</meta:editing-cycles>
    <meta:document-statistic meta:table-count="1" meta:cell-count="4" meta:object-count="0"/>
    <meta:generator>LibreOffice/5.1.6.2$Linux_X86_64 LibreOffice_project/10m0$Build-2</meta:generator>
  </office:meta>
</office:document-meta>
</file>